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ValuedField.getModificationItem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ngleValuedField.SingleValuedField( String id , String initi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ValuedField.setValue( String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ngleValuedField.get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ValuedField.isUpdateNee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ngleValuedField.getCurre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